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</style:style>
    <style:style style:name="P3" style:parent-style-name="Standard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4" style:family="paragraph"/>
    <style:style style:name="P11" style:parent-style-name="Standard" style:list-style-name="LFO4" style:family="paragraph"/>
  </office:automatic-styles>
  <office:body>
    <office:text text:use-soft-page-breaks="true">
      <text:p text:style-name="P1">Documentation Technique</text:p>
      <text:p text:style-name="P2"/>
      <text:list text:style-name="LFO1" text:continue-numbering="true">
        <text:list-item>
          <text:p text:style-name="P3">Préparatifs</text:p>
        </text:list-item>
      </text:list>
      <text:p text:style-name="Standard"/>
      <text:p text:style-name="Standard">Afin que le logiciel fonctionne correctement, il faut avoir une base de donnée MySQL de disponible et de fonctionnel.</text:p>
      <text:p text:style-name="Standard"/>
      <text:p text:style-name="Standard">Si ces prérequis sont remplis, il vous faut créer une table que vous<text:s/>appellerez « algobreizh_gestion » ainsi qu'un utilisateur « root » ayant les droits de création/insertion sur la base de<text:s/>données, avec un mot de passe si vous le souhaitez<text:s/>(l’utilisation de mot de passe est<text:s/>préconisée).</text:p>
      <text:p text:style-name="Standard"/>
      <text:list text:style-name="LFO1" text:continue-numbering="true">
        <text:list-item>
          <text:p text:style-name="P4">Installation/Déploiement</text:p>
        </text:list-item>
      </text:list>
      <text:p text:style-name="P5"/>
      <text:p text:style-name="Standard">Pour commencer, il<text:s/>faut<text:s/>cloner le dépôt du projet, ou récupérer le script sql que l'on va charger dans la base de<text:s/>données<text:s/>qui est donné dans la documentation du projet.<text:a xlink:href="https://raw.githubusercontent.com/Konosprod/Java-Algobreizh/master/doc/algobreizh_client.sql" office:target-frame-name="_top" xlink:show="replace"/></text:p>
      <text:p text:style-name="Standard"/>
      <text:p text:style-name="Standard">Une fois fait, il faudra éditer le fichier « config.ini » et entrer<text:s/>les informations relatives<text:s/>à votre installation. Les différents paramètres sont :</text:p>
      <text:p text:style-name="Standard"/>
      <text:list text:style-name="LFO2" text:continue-numbering="true">
        <text:list-item>
          <text:p text:style-name="P6">login : Il correspond au nom<text:s/>d'utilisateur de la base de donnée</text:p>
        </text:list-item>
        <text:list-item>
          <text:p text:style-name="P7">mdp : Il correspond<text:s/>au mot de passe<text:s/>d'utilisateur de la base de donnée</text:p>
        </text:list-item>
        <text:list-item>
          <text:p text:style-name="P8">host : Il correspond<text:s/>au nom de l’hôte<text:s/>(plus souvent localhost)</text:p>
        </text:list-item>
        <text:list-item>
          <text:p text:style-name="P9">port : Il correspond<text:s/>au port utiliser par votre base de données (plus souvent 3306)</text:p>
        </text:list-item>
      </text:list>
      <text:p text:style-name="Standard"/>
      <text:p text:style-name="Standard">Afin de se connecter au logiciel en<text:s/>lui-même, il<text:s/>est possible<text:s/>utiliser ces paramètres :</text:p>
      <text:p text:style-name="Standard"/>
      <text:list text:style-name="LFO4" text:continue-numbering="true">
        <text:list-item>
          <text:p text:style-name="P10">Identifiant :<text:s/>LEFOUL</text:p>
        </text:list-item>
        <text:list-item>
          <text:p text:style-name="P11">Mot de passe :<text:s/>1234</text:p>
        </text:list-item>
      </text:list>
      <text:p text:style-name="Standard"/>
      <text:p text:style-name="Standard">Il s'agit d'un commercial<text:s/>de l’entrepris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FOUL Alexis</dc:creator>
    <meta:creation-date>2016-05-10T09:46:00Z</meta:creation-date>
    <dc:date>2021-06-07T22:58:00Z</dc:date>
    <meta:template xlink:href="Normal" xlink:type="simple"/>
    <meta:editing-cycles>30</meta:editing-cycles>
    <meta:editing-duration>PT2760S</meta:editing-duration>
    <meta:document-statistic meta:page-count="1" meta:paragraph-count="2" meta:word-count="209" meta:character-count="1359" meta:row-count="9" meta:non-whitespace-character-count="1152"/>
  </office:meta>
</office:document-meta>
</file>